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text:p>
      <text:p text:style-name="Text_20_body">By combining the NBD server and client into this reusabable u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39]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0].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41]:</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42] has shown that by using this abstraction layer, seemingly incompatible, non-linear backends can still be maG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43],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44].</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45],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25].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46].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ei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source, forms a direct path mount - where the path to the block device can be passed to the application consuming or providing the res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making it behave similarly to the <text:span text:style-name="Source_Text">rr+</text:span> prefetching mechanism mentioned in “Remote Regions”[47].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cassandra"/>Document Databases with Cassandra<text:bookmark-end text:name="document-databases-with-cassandra"/></text:h>
      <text:p text:style-name="First_20_paragraph">Another option to access persistent remote res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Cassandra’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48].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49].</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as is evident from the results section.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Text_20_body">TODO: Add graphic from https://frpc.io/performance/grpc-benchmarks</text:p>
      <text:p text:style-name="Text_20_body">fRPC[50], a drop-in replacement for gRPC, can improve upon this by switching out the serialization layer with the faster Polyglot[51]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p text:style-name="First_20_paragraph">TODO: Add results</text:p>
      <text:h text:style-name="Heading_20_1" text:outline-level="1"><text:bookmark-start text:name="discussion"/>Discussion<text:bookmark-end text:name="discussion"/></text:h>
      <text:p text:style-name="First_20_paragraph">TODO: Add discussion once we have the results</text:p>
      <text:h text:style-name="Heading_20_2" text:outline-level="2"><text:bookmark-start text:name="remote-swap-with-ram-dl"/>Remote Swap with <text:span text:style-name="Source_Text">ram-dl</text:span><text:bookmark-end text:name="remote-swap-with-ram-dl"/></text:h>
      <text:p text:style-name="First_20_paragraph"><text:span text:style-name="Source_Text">ram-dl</text:span>[52] is an experimental tech demo built to demonstrate how r3map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53]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54];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3],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Cassandra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ODO: Add graphic with MP4 metadata</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already existing files and comes with other tradeoffs. By using r3map however, the pull heuristic function can be used to immediately pre-fetch the metadata; the rest of the chunks can then be fetched either by using the background pull system and/or ad-hoc as they are being accessed.</text:p>
      <text:p text:style-name="Text_20_body">Similarly to the approach used to stream in remote databases, this does not require any changes to the media player being used, since the block device providing the res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AAA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Cassandra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55]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section text:name="refs">
        <text:section text:name="ref-linux2023docs">
          <text:p text:style-name="Text_20_body">[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39]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0]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41]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42]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3]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44]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45] F. Pojtinger, “Weron: Overlay networks based on WebRTC.” <text:a xlink:type="simple" xlink:href="https://github.com/pojntfx/weron" office:name=""><text:span text:style-name="Definition">https://github.com/pojntfx/weron</text:span></text:a>, 2023.</text:p>
        </text:section>
        <text:section text:name="ref-linux2023nbd">
          <text:p text:style-name="Text_20_body">[46] T. L. K. Contributors, “NBD kernel module in the linux kernel source tree.” <text:a xlink:type="simple" xlink:href="https://git.kernel.org/pub/scm/linux/kernel/git/torvalds/linux.git/tree/drivers/block/nbd.c#n2592" office:name=""><text:span text:style-name="Definition">https://git.kernel.org/pub/scm/linux/kernel/git/torvalds/linux.git/tree/drivers/block/nbd.c#n2592</text:span></text:a>, 2023.</text:p>
        </text:section>
        <text:section text:name="ref-aguilera2018remoteregions">
          <text:p text:style-name="Text_20_body">[47] M. K. Aguilera <text:span text:style-name="T1">et al.</text:span>, “Remote regions: A simple abstraction for remote memory,” in <text:span text:style-name="T1">Proceedings of the 2018 USENIX conference on usenix annual technical conference</text:span>, 2018, pp. 775–787.</text:p>
        </text:section>
        <text:section text:name="ref-pojtinger2023dudirekta">
          <text:p text:style-name="Text_20_body">[48] F. Pojtinger, “Dudirekta: Transport-agnostic framework that allows exposing and calling functions on both clients and servers.” <text:a xlink:type="simple" xlink:href="https://github.com/pojntfx/dudirekta" office:name=""><text:span text:style-name="Definition">https://github.com/pojntfx/dudirekta</text:span></text:a>, 2023.</text:p>
        </text:section>
        <text:section text:name="ref-pojtinger2023dudirektawebrtc">
          <text:p text:style-name="Text_20_body">[49] F. Pojtinger, “Dudirekta: WebRTC transport layer example.” <text:a xlink:type="simple" xlink:href="https://github.com/pojntfx/dudirekta/blob/main/cmd/dudirekta-example-webrtc-peer/main.go" office:name=""><text:span text:style-name="Definition">https://github.com/pojntfx/dudirekta/blob/main/cmd/dudirekta-example-webrtc-peer/main.go</text:span></text:a>, 2023.</text:p>
        </text:section>
        <text:section text:name="ref-loopholelabs2023frpc">
          <text:p text:style-name="Text_20_body">[50] L. Labs, “fRPC: A modern RPC framework designed for high performance and stability.” <text:a xlink:type="simple" xlink:href="https://frpc.io/introduction" office:name=""><text:span text:style-name="Definition">https://frpc.io/introduction</text:span></text:a>, 2023.</text:p>
        </text:section>
        <text:section text:name="ref-loopholelabs2023polyglot">
          <text:p text:style-name="Text_20_body">[51]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3.</text:p>
        </text:section>
        <text:section text:name="ref-pojtinger2023ramdl">
          <text:p text:style-name="Text_20_body">[52] F. Pojtinger, “Ram-dl: A tool to download more RAM (yes, seriously!).” <text:a xlink:type="simple" xlink:href="https://github.com/pojntfx/ram-dl" office:name=""><text:span text:style-name="Definition">https://github.com/pojntfx/ram-dl</text:span></text:a>, 2023.</text:p>
        </text:section>
        <text:section text:name="ref-pojtinger2023tapisk">
          <text:p text:style-name="Text_20_body">[53] F. Pojtinger, “Tapisk: Expose a tape drive as a block device.” <text:a xlink:type="simple" xlink:href="https://github.com/pojntfx/tapisk" office:name=""><text:span text:style-name="Definition">https://github.com/pojntfx/tapisk</text:span></text:a>, 2023.</text:p>
        </text:section>
        <text:section text:name="ref-lto2020gen9">
          <text:p text:style-name="Text_20_body">[54] LTO Program, “The LTO program releases specifications for upcoming generation 9.” <text:a xlink:type="simple" xlink:href="https://www.lto.org/2020/09/the-lto-program-releases-specifications-for-upcoming-generation-9/" office:name=""><text:span text:style-name="Definition">https://www.lto.org/2020/09/the-lto-program-releases-specifications-for-upcoming-generation-9/</text:span></text:a>, 2020.</text:p>
        </text:section>
        <text:section text:name="ref-apache2023arrow">
          <text:p text:style-name="Text_20_body">[55] T. A. S. Foundation, “Apache arrow website.” 2023.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5T01:30:43Z</meta:creation-date>
    <dc:date>2023-07-25T01:30:43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